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91cm" svg:height="1.7cm" svg:x="50.909cm" svg:y="48.5cm">
          <text:p text:style-name="P1">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.5cm" svg:height="1.709cm" svg:x="43.1cm" svg:y="43.991cm">
          <text:p text:style-name="P1">Creat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48.5cm" svg:x2="46.35cm" svg:y2="45.7cm" draw:start-shape="id1" draw:start-glue-point="0" draw:end-shape="id2" svg:d="m52804 48500c0-2100-6454-700-6454-2800">
          <text:p/>
        </draw:connector>
        <draw:custom-shape draw:style-name="gr1" draw:text-style-name="P1" xml:id="id3" draw:id="id3" draw:layer="layout" svg:width="6.5cm" svg:height="1.709cm" svg:x="53cm" svg:y="42.691cm">
          <text:p text:style-name="P1">Create cou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48.5cm" svg:x2="56.25cm" svg:y2="44.4cm" draw:start-shape="id1" draw:start-glue-point="0" draw:end-shape="id3" svg:d="m52804 48500c0-3075 3446-1025 3446-4100">
          <text:p/>
        </draw:connector>
        <draw:custom-shape draw:style-name="gr1" draw:text-style-name="P1" xml:id="id4" draw:id="id4" draw:layer="layout" svg:width="6.5cm" svg:height="1.709cm" svg:x="52.9cm" svg:y="37.6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85cm" svg:y1="42.395cm" svg:x2="56.15cm" svg:y2="39.309cm" draw:end-shape="id4" svg:d="m56185 42395c0-1938-35-395-35-3086">
          <text:p/>
        </draw:connector>
        <draw:custom-shape draw:style-name="gr3" draw:text-style-name="P1" xml:id="id5" draw:id="id5" draw:layer="layout" svg:width="6.5cm" svg:height="1.709cm" svg:x="52.9cm" svg:y="33.491cm">
          <text:p text:style-name="P1">Enter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5cm" svg:y1="37.6cm" svg:x2="56.15cm" svg:y2="35.2cm" draw:start-shape="id4" draw:start-glue-point="0" draw:end-shape="id5" svg:d="m56150 37600v-2400">
          <text:p/>
        </draw:connector>
        <draw:connector draw:style-name="gr2" draw:text-style-name="P1" draw:layer="layout" draw:type="curve" svg:x1="56.15cm" svg:y1="33.491cm" svg:x2="59.6cm" svg:y2="31.645cm" draw:start-shape="id5" draw:end-shape="id6" draw:end-glue-point="3" svg:d="m56150 33491c0-1231 1150-1846 3450-1846">
          <text:p/>
        </draw:connector>
        <draw:custom-shape draw:style-name="gr3" draw:text-style-name="P1" xml:id="id7" draw:id="id7" draw:layer="layout" svg:width="6.5cm" svg:height="1.709cm" svg:x="43.1cm" svg:y="39.8cm">
          <text:p text:style-name="P1">Choose 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35cm" svg:y1="43.991cm" svg:x2="46.35cm" svg:y2="41.509cm" draw:start-shape="id2" draw:start-glue-point="0" draw:end-shape="id7" draw:end-glue-point="2" svg:d="m46350 43991v-2482">
          <text:p/>
        </draw:connector>
        <draw:custom-shape draw:style-name="gr3" draw:text-style-name="P1" xml:id="id8" draw:id="id8" draw:layer="layout" svg:width="6.5cm" svg:height="1.709cm" svg:x="43.102cm" svg:y="35.5cm">
          <text:p text:style-name="P1">Enter questions and</text:p>
          <text:p text:style-name="P1">possible poi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35cm" svg:y1="39.8cm" svg:x2="46.352cm" svg:y2="37.209cm" draw:start-shape="id7" draw:start-glue-point="0" draw:end-shape="id8" draw:end-glue-point="2" svg:d="m46350 39800c0-1944 2-649 2-2591">
          <text:p/>
        </draw:connector>
        <draw:custom-shape draw:style-name="gr1" draw:text-style-name="P1" xml:id="id9" draw:id="id9" draw:layer="layout" svg:width="6.5cm" svg:height="1.709cm" svg:x="42.796cm" svg:y="52.9cm">
          <text:p text:style-name="P1">Grade assse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6.5cm" svg:height="1.709cm" svg:x="42.796cm" svg:y="57.1cm">
          <text:p text:style-name="P1">Cour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6.5cm" svg:height="1.709cm" svg:x="42.796cm" svg:y="58.791cm">
          <text:p text:style-name="P1">Choose cou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5cm" svg:height="1.709cm" svg:x="42.798cm" svg:y="63.3cm">
          <text:p text:style-name="P1">Assessm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4" draw:id="id14" draw:layer="layout" svg:width="6.5cm" svg:height="1.709cm" svg:x="42.798cm" svg:y="64.991cm">
          <text:p text:style-name="P1">Choos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7.5cm" svg:height="1.709cm" svg:x="32.296cm" svg:y="63.3cm">
          <text:p text:style-name="P1">Add assessment from 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50.2cm" svg:x2="46.046cm" svg:y2="52.9cm" draw:end-shape="id9" draw:end-glue-point="0" svg:d="m52804 50200c0 1648-6758 299-6758 2700">
          <text:p/>
        </draw:connector>
        <draw:connector draw:style-name="gr2" draw:text-style-name="P1" draw:layer="layout" draw:type="curve" svg:x1="46.046cm" svg:y1="54.609cm" svg:x2="46.046cm" svg:y2="57.1cm" draw:start-shape="id9" draw:start-glue-point="2" draw:end-shape="id10" draw:end-glue-point="0" svg:d="m46046 54609v2491">
          <text:p/>
        </draw:connector>
        <draw:connector draw:style-name="gr2" draw:text-style-name="P1" draw:layer="layout" draw:type="curve" svg:x1="46.046cm" svg:y1="60.5cm" svg:x2="46.048cm" svg:y2="63.3cm" draw:start-shape="id11" draw:start-glue-point="2" draw:end-shape="id12" draw:end-glue-point="0" svg:d="m46046 60500c0 2100 2 700 2 2800">
          <text:p/>
        </draw:connector>
        <draw:connector draw:style-name="gr2" draw:text-style-name="P1" draw:layer="layout" draw:type="curve" svg:x1="42.798cm" svg:y1="64.154cm" svg:x2="39.796cm" svg:y2="64.154cm" draw:start-shape="id12" draw:start-glue-point="3" draw:end-shape="id13" draw:end-glue-point="1" svg:d="m42798 64154h-3002">
          <text:p/>
        </draw:connector>
        <draw:custom-shape draw:style-name="gr1" draw:text-style-name="P1" xml:id="id15" draw:id="id15" draw:layer="layout" svg:width="6.5cm" svg:height="1.709cm" svg:x="42.8cm" svg:y="70.1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048cm" svg:y1="66.7cm" svg:x2="46.05cm" svg:y2="70.1cm" draw:start-shape="id14" draw:start-glue-point="2" draw:end-shape="id15" draw:end-glue-point="0" svg:d="m46048 66700c0 2550 2 850 2 3400">
          <text:p/>
        </draw:connector>
        <draw:custom-shape draw:style-name="gr3" draw:text-style-name="P1" xml:id="id16" draw:id="id16" draw:layer="layout" svg:width="6.5cm" svg:height="1.709cm" svg:x="42.8cm" svg:y="73.391cm">
          <text:p text:style-name="P1">Grad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05cm" svg:y1="71.809cm" svg:x2="46.05cm" svg:y2="73.391cm" draw:start-shape="id15" draw:start-glue-point="2" draw:end-shape="id16" draw:end-glue-point="0" svg:d="m46050 71809v1582">
          <text:p/>
        </draw:connector>
        <draw:connector draw:style-name="gr2" draw:text-style-name="P1" draw:layer="layout" draw:type="curve" draw:line-skew="-2.149cm" svg:x1="42.8cm" svg:y1="74.245cm" svg:x2="42.8cm" svg:y2="70.954cm" draw:start-shape="id16" draw:start-glue-point="3" draw:end-shape="id15" draw:end-glue-point="3" svg:d="m42800 74245c-3975 0-3975-3291 0-3291">
          <text:p/>
        </draw:connector>
        <draw:custom-shape draw:style-name="gr1" draw:text-style-name="P1" xml:id="id17" draw:id="id17" draw:layer="layout" svg:width="6.5cm" svg:height="1.709cm" svg:x="55cm" svg:y="52.9cm">
          <text:p text:style-name="P1">Scor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4.7cm" svg:y1="49.35cm" svg:x2="58.25cm" svg:y2="52.9cm" draw:start-shape="id1" draw:start-glue-point="1" draw:end-shape="id17" svg:d="m54700 49350c2367 0 3550 1183 3550 3550">
          <text:p/>
        </draw:connector>
        <draw:custom-shape draw:style-name="gr1" draw:text-style-name="P1" xml:id="id18" draw:id="id18" draw:layer="layout" svg:width="6.5cm" svg:height="1.709cm" svg:x="55cm" svg:y="57.1cm">
          <text:p text:style-name="P1">Cour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6.5cm" svg:height="1.709cm" svg:x="55cm" svg:y="58.791cm">
          <text:p text:style-name="P1">Choose cou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8.25cm" svg:y1="54.609cm" svg:x2="58.25cm" svg:y2="57.1cm" draw:start-shape="id17" draw:start-glue-point="2" draw:end-shape="id18" draw:end-glue-point="0" svg:d="m58250 54609v2491">
          <text:p/>
        </draw:connector>
        <draw:connector draw:style-name="gr2" draw:text-style-name="P1" draw:layer="layout" draw:type="curve" svg:x1="58.25cm" svg:y1="60.5cm" svg:x2="58.25cm" svg:y2="63.4cm" draw:start-shape="id19" draw:start-glue-point="2" draw:end-shape="id20" draw:end-glue-point="0" svg:d="m58250 60500v2900">
          <text:p/>
        </draw:connector>
        <draw:custom-shape draw:style-name="gr1" draw:text-style-name="P1" xml:id="id20" draw:id="id20" draw:layer="layout" svg:width="6.5cm" svg:height="1.709cm" svg:x="55cm" svg:y="63.4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1" draw:id="id21" draw:layer="layout" svg:width="6.5cm" svg:height="1.709cm" svg:x="55cm" svg:y="65.091cm">
          <text:p text:style-name="P1">Choos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8.1cm" svg:height="3.298cm" svg:x="54.2cm" svg:y="70.6cm">
          <text:p text:style-name="P1">List of all written grades</text:p>
          <text:p text:style-name="P1">(inkl. influence) + possibility </text:p>
          <text:p text:style-name="P1">of manual adjust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3" draw:id="id23" draw:layer="layout" svg:width="6.5cm" svg:height="1.709cm" svg:x="54.9cm" svg:y="73.898cm">
          <text:p text:style-name="P1">Scor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8.25cm" svg:y1="66.8cm" svg:x2="58.25cm" svg:y2="70.6cm" draw:start-shape="id21" draw:start-glue-point="2" draw:end-shape="id22" draw:end-glue-point="0" svg:d="m58250 66800v3800">
          <text:p/>
        </draw:connector>
        <draw:connector draw:style-name="gr2" draw:text-style-name="P1" draw:layer="layout" draw:type="curve" draw:line-skew="3.822cm" svg:x1="61.4cm" svg:y1="74.752cm" svg:x2="61.5cm" svg:y2="64.254cm" draw:start-shape="id23" draw:start-glue-point="1" draw:end-shape="id20" draw:end-glue-point="1" svg:d="m61400 74752c6636 0 6586-10498 100-10498">
          <text:p/>
        </draw:connector>
        <draw:custom-shape draw:style-name="gr3" draw:text-style-name="P1" xml:id="id6" draw:id="id6" draw:layer="layout" svg:width="6.5cm" svg:height="1.709cm" svg:x="59.6cm" svg:y="30.791cm">
          <text:p text:style-name="P1">Search for exisi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4" draw:id="id24" draw:layer="layout" svg:width="6.5cm" svg:height="1.709cm" svg:x="59.602cm" svg:y="28.2cm">
          <text:p text:style-name="P1">Create new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5cm" svg:y1="33.491cm" svg:x2="59.602cm" svg:y2="29.054cm" draw:start-shape="id5" draw:start-glue-point="0" draw:end-shape="id24" draw:end-glue-point="3" svg:d="m56150 33491c0-2958 1150-4437 3452-4437">
          <text:p/>
        </draw:connector>
        <draw:connector draw:style-name="gr2" draw:text-style-name="P1" draw:layer="layout" draw:type="curve" svg:x1="66.1cm" svg:y1="31.645cm" svg:x2="59.4cm" svg:y2="38.454cm" draw:start-shape="id6" draw:start-glue-point="1" draw:end-shape="id4" svg:d="m66100 31645c753 0 4103 6809-6700 6809">
          <text:p/>
        </draw:connector>
        <draw:connector draw:style-name="gr2" draw:text-style-name="P1" draw:layer="layout" draw:type="curve" draw:line-skew="0.87cm" svg:x1="66.102cm" svg:y1="29.054cm" svg:x2="59.4cm" svg:y2="38.454cm" draw:start-shape="id24" draw:start-glue-point="1" draw:end-shape="id4" svg:d="m66102 29054c2058 0 5409 9400-6702 9400">
          <text:p/>
        </draw:connector>
        <draw:custom-shape draw:style-name="gr1" draw:text-style-name="P1" xml:id="id25" draw:id="id25" draw:layer="layout" svg:width="6.5cm" svg:height="1.709cm" svg:x="33.8cm" svg:y="50.9cm">
          <text:p text:style-name="P1">Create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3cm" svg:height="13.4cm" svg:x="32.9cm" svg:y="4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709cm" svg:x="33.8cm" svg:y="52.591cm">
          <text:p text:style-name="P1">Choose type</text:p>
          <text:p text:style-name="P1">and ent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5cm" svg:height="1.709cm" svg:x="33.802cm" svg:y="54.3cm">
          <text:p text:style-name="P1">Mail to new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50.909cm" svg:y1="49.35cm" svg:x2="40.3cm" svg:y2="51.754cm" draw:start-shape="id1" draw:start-glue-point="3" draw:end-shape="id25" svg:d="m50909 49350c-7956 0-2652 2404-10609 2404">
          <text:p/>
        </draw:connector>
        <draw:frame draw:style-name="gr7" draw:layer="layout" svg:width="7.3cm" svg:height="1.25cm" svg:x="33.1cm" svg:y="43.3cm">
          <draw:text-box>
            <text:p>Admin only</text:p>
          </draw:text-box>
        </draw:frame>
        <draw:custom-shape draw:style-name="gr5" draw:text-style-name="P1" draw:layer="layout" svg:width="6.4cm" svg:height="1.6cm" svg:x="59.7cm" svg:y="26.6cm">
          <text:p text:style-name="P1">Mail to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6" draw:id="id26" draw:layer="layout" svg:width="6.5cm" svg:height="1.709cm" svg:x="33.802cm" svg:y="44.782cm">
          <text:p text:style-name="P1">Change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709cm" svg:x="33.802cm" svg:y="46.491cm">
          <text:p text:style-name="P1">Change us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5cm" svg:height="1.709cm" svg:x="33.804cm" svg:y="48.191cm">
          <text:p text:style-name="P1">Mail to new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draw:line-skew="-1.506cm" svg:x1="50.909cm" svg:y1="49.35cm" svg:x2="40.302cm" svg:y2="45.636cm" draw:start-shape="id1" draw:start-glue-point="3" draw:end-shape="id26" svg:d="m50909 49350c-10213 0-4910-3714-10607-3714">
          <text:p/>
        </draw:connector>
        <draw:custom-shape draw:style-name="gr1" draw:text-style-name="P1" xml:id="id27" draw:id="id27" draw:layer="layout" svg:width="6.5cm" svg:height="1.709cm" svg:x="62.9cm" svg:y="48.574cm">
          <text:p text:style-name="P1">P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709cm" svg:x="62.9cm" svg:y="50.297cm">
          <text:p text:style-name="P1">Change password </text:p>
          <text:p text:style-name="P1">and oth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4.7cm" svg:y1="49.35cm" svg:x2="62.9cm" svg:y2="49.428cm" draw:start-shape="id1" draw:start-glue-point="1" draw:end-shape="id27" draw:end-glue-point="3" svg:d="m54700 49350c6150 0 2050 78 8200 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2T11:09:18.579458869</meta:creation-date>
    <dc:date>2014-05-15T12:49:09</dc:date>
    <meta:editing-duration>PT46M36S</meta:editing-duration>
    <meta:editing-cycles>8</meta:editing-cycles>
    <meta:generator>LibreOffice/3.5$Linux_x86 LibreOffice_project/350m1$Build-2</meta:generator>
    <meta:document-statistic meta:object-count="60"/>
  </office:meta>
</office:document-meta>
</file>